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34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>
      <style:graphic-properties svg:stroke-width="0.05cm" svg:stroke-color="#ff0000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34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34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34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34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>
      <style:graphic-properties svg:stroke-width="0.05cm" svg:stroke-color="#ff0000" draw:marker-start-width="0.125cm" draw:marker-end="Arrow" draw:marker-end-width="0.225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none" style:country-asian="none" style:font-style-asian="normal" style:font-weight-asian="normal" style:font-family-complex="'Albany AMT'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none" style:country-asian="none" style:font-style-asian="normal" style:font-weight-asian="normal" style:font-family-complex="'Albany AMT'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0pt"/>
    </style:style>
    <style:style style:name="P6" style:family="paragraph">
      <style:text-properties fo:font-size="10pt"/>
    </style:style>
    <style:style style:name="T1" style:family="text"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none" style:country-asian="none" style:font-style-asian="normal" style:font-weight-asian="normal" style:font-family-complex="'Albany AMT'" style:font-pitch-complex="variable" style:font-size-complex="18pt" style:language-complex="none" style:country-complex="none" style:font-style-complex="normal" style:font-weight-complex="normal" style:text-emphasize="none" style:text-scale="100%" style:font-relief="none"/>
    </style:style>
    <style:style style:name="T2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rect draw:style-name="gr1" draw:text-style-name="P1" draw:layer="layout" svg:width="5.829cm" svg:height="0.821cm" svg:x="0.347cm" svg:y="0.313cm" draw:corner-radius="0.5cm">
            <text:p/>
          </draw:rect>
          <draw:frame draw:style-name="gr2" draw:text-style-name="P3" draw:layer="layout" svg:width="5.531cm" svg:height="0.738cm" svg:x="0.467cm" svg:y="0.313cm">
            <draw:text-box>
              <text:p text:style-name="P2"><text:span text:style-name="T1">not( true &amp; not( false | true ) )</text:span></text:p>
            </draw:text-box>
          </draw:frame>
        </draw:g>
        <draw:g>
          <draw:rect draw:style-name="gr3" draw:text-style-name="P4" draw:layer="layout" svg:width="1.95cm" svg:height="0.606cm" svg:x="3.387cm" svg:y="0.41cm">
            <text:p/>
          </draw:rect>
        </draw:g>
        <draw:g>
          <draw:rect draw:style-name="gr4" draw:text-style-name="P1" draw:layer="layout" svg:width="5.829cm" svg:height="0.821cm" svg:x="0.347cm" svg:y="1.829cm" draw:corner-radius="0.5cm">
            <text:p/>
          </draw:rect>
          <draw:frame draw:style-name="gr5" draw:text-style-name="P3" draw:layer="layout" svg:width="5.527cm" svg:height="0.738cm" svg:x="0.467cm" svg:y="1.829cm">
            <draw:text-box>
              <text:p text:style-name="P2"><text:span text:style-name="T1">not( true &amp; not( <text:s text:c="6"/>true <text:s text:c="5"/>) )</text:span></text:p>
            </draw:text-box>
          </draw:frame>
        </draw:g>
        <draw:g>
          <draw:rect draw:style-name="gr6" draw:text-style-name="P1" draw:layer="layout" svg:width="5.829cm" svg:height="0.821cm" svg:x="0.347cm" svg:y="3.394cm" draw:corner-radius="0.5cm">
            <text:p/>
          </draw:rect>
          <draw:frame draw:style-name="gr7" draw:text-style-name="P3" draw:layer="layout" svg:width="5.582cm" svg:height="0.738cm" svg:x="0.467cm" svg:y="3.394cm">
            <draw:text-box>
              <text:p text:style-name="P2"><text:span text:style-name="T1">not( true &amp; <text:s text:c="9"/>false <text:s text:c="11"/>)</text:span></text:p>
            </draw:text-box>
          </draw:frame>
        </draw:g>
        <draw:g>
          <draw:rect draw:style-name="gr8" draw:text-style-name="P1" draw:layer="layout" svg:width="5.829cm" svg:height="0.821cm" svg:x="0.347cm" svg:y="5.071cm" draw:corner-radius="0.5cm">
            <text:p/>
          </draw:rect>
          <draw:frame draw:style-name="gr9" draw:text-style-name="P3" draw:layer="layout" svg:width="5.489cm" svg:height="0.738cm" svg:x="0.483cm" svg:y="5.103cm">
            <draw:text-box>
              <text:p text:style-name="P2"><text:span text:style-name="T1">not( <text:s text:c="9"/>false <text:s text:c="21"/>)</text:span></text:p>
            </draw:text-box>
          </draw:frame>
        </draw:g>
        <draw:g>
          <draw:rect draw:style-name="gr10" draw:text-style-name="P1" draw:layer="layout" svg:width="5.829cm" svg:height="0.821cm" svg:x="0.347cm" svg:y="6.653cm" draw:corner-radius="0.5cm">
            <text:p/>
          </draw:rect>
          <draw:frame draw:style-name="gr11" draw:text-style-name="P3" draw:layer="layout" svg:width="2.798cm" svg:height="0.738cm" svg:x="2.177cm" svg:y="6.685cm">
            <draw:text-box>
              <text:p text:style-name="P2"><text:span text:style-name="T1">true</text:span></text:p>
            </draw:text-box>
          </draw:frame>
        </draw:g>
        <draw:g>
          <draw:rect draw:style-name="gr3" draw:text-style-name="P4" draw:layer="layout" svg:width="5.095cm" svg:height="0.606cm" svg:x="0.694cm" svg:y="5.216cm">
            <text:p/>
          </draw:rect>
        </draw:g>
        <draw:g>
          <draw:rect draw:style-name="gr3" draw:text-style-name="P4" draw:layer="layout" svg:width="3.047cm" svg:height="0.606cm" svg:x="1.436cm" svg:y="3.523cm">
            <text:p/>
          </draw:rect>
        </draw:g>
        <draw:g>
          <draw:rect draw:style-name="gr3" draw:text-style-name="P4" draw:layer="layout" svg:width="2.935cm" svg:height="0.606cm" svg:x="2.612cm" svg:y="1.91cm">
            <text:p/>
          </draw:rect>
        </draw:g>
        <draw:line draw:style-name="gr12" draw:text-style-name="P4" draw:layer="layout" svg:x1="4.354cm" svg:y1="0.983cm" svg:x2="4.338cm" svg:y2="2.096cm">
          <text:p/>
        </draw:line>
        <draw:line draw:style-name="gr12" draw:text-style-name="P4" draw:layer="layout" svg:x1="3.951cm" svg:y1="2.5cm" svg:x2="3.935cm" svg:y2="3.645cm">
          <text:p/>
        </draw:line>
        <draw:line draw:style-name="gr12" draw:text-style-name="P4" draw:layer="layout" svg:x1="2.806cm" svg:y1="4.081cm" svg:x2="2.79cm" svg:y2="5.354cm">
          <text:p/>
        </draw:line>
        <draw:line draw:style-name="gr12" draw:text-style-name="P4" draw:layer="layout" svg:x1="2.854cm" svg:y1="5.792cm" svg:x2="2.822cm" svg:y2="6.983cm">
          <text:p/>
        </draw:line>
        <draw:frame draw:style-name="gr13" draw:text-style-name="P6" draw:layer="layout" svg:width="4.141cm" svg:height="0.745cm" svg:x="6.853cm" svg:y="1.161cm">
          <draw:text-box>
            <text:p text:style-name="P5"><text:span text:style-name="T2">[B2] false | Bool = Bool</text:span></text:p>
          </draw:text-box>
        </draw:frame>
        <draw:frame draw:style-name="gr13" draw:text-style-name="P6" draw:layer="layout" svg:width="3.891cm" svg:height="0.745cm" svg:x="6.853cm" svg:y="2.759cm">
          <draw:text-box>
            <text:p text:style-name="P5"><text:span text:style-name="T2">[B6] not (true) = false</text:span></text:p>
          </draw:text-box>
        </draw:frame>
        <draw:frame draw:style-name="gr13" draw:text-style-name="P6" draw:layer="layout" svg:width="3.891cm" svg:height="0.745cm" svg:x="6.853cm" svg:y="6.033cm">
          <draw:text-box>
            <text:p text:style-name="P5"><text:span text:style-name="T2">[B5] not (false) = true</text:span></text:p>
          </draw:text-box>
        </draw:frame>
        <draw:frame draw:style-name="gr13" draw:text-style-name="P6" draw:layer="layout" svg:width="4.15cm" svg:height="0.745cm" svg:x="6.853cm" svg:y="4.389cm">
          <draw:text-box>
            <text:p text:style-name="P5"><text:span text:style-name="T2">[B3] true &amp; Bool = Boo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5" draw:display-name="Gradient 5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8-20T15:59:35</meta:creation-date>
    <dc:date>2007-08-20T23:20:16</dc:date>
    <dc:language>en-US</dc:language>
    <meta:editing-cycles>4</meta:editing-cycles>
    <meta:editing-duration>PT32M53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